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fe2" officeooo:paragraph-rsid="001bf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mettre à jour le site:</text:p>
      <text:p text:style-name="P1">-git add .</text:p>
      <text:p text:style-name="P1">-git commit -m "nom"</text:p>
      <text:p text:style-name="P1">-git push</text:p>
      <text:p text:style-name="P1"/>
      <text:p text:style-name="P1">Connexion à Netifly </text:p>
      <text:p text:style-name="P1">maxence.porquet1404@gmail.com</text:p>
      <text:p text:style-name="P1">Web+max140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2:21:16.685000000</meta:creation-date>
    <dc:date>2021-04-03T12:22:47.771000000</dc:date>
    <meta:editing-duration>PT1M31S</meta:editing-duration>
    <meta:editing-cycles>1</meta:editing-cycles>
    <meta:document-statistic meta:table-count="0" meta:image-count="0" meta:object-count="0" meta:page-count="1" meta:paragraph-count="7" meta:word-count="20" meta:character-count="126" meta:non-whitespace-character-count="112"/>
    <meta:generator>LibreOffice/7.0.0.3$Windows_X86_64 LibreOffice_project/8061b3e9204bef6b321a21033174034a5e2ea88e</meta:generator>
  </office:meta>
</office:document-meta>
</file>